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Mono" svg:font-family="FreeMono" style:font-family-generic="modern" style:font-pitch="fixed"/>
    <style:font-face style:name="Red Hat Text Light" svg:font-family="'Red Hat Text Light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4cm" fo:min-width="7.01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3cm" fo:min-width="7.016cm" fo:padding-top="0.177cm" fo:padding-bottom="0.177cm" fo:padding-left="0.302cm" fo:padding-right="0.302cm"/>
    </style:style>
    <style:style style:name="gr3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91cm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42cm" fo:min-width="4.64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52cm" fo:min-width="4.402cm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7.8999996185303pt"/>
    </style:style>
    <style:style style:name="P2" style:family="paragraph">
      <loext:graphic-properties draw:fill-color="#eeeeee" draw:opacity="38%"/>
      <style:paragraph-properties fo:text-align="center"/>
      <style:text-properties fo:font-size="17.8999996185303pt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cccccc" draw:opacity="56%"/>
      <style:paragraph-properties fo:text-align="start"/>
    </style:style>
    <style:style style:name="P6" style:family="paragraph">
      <loext:graphic-properties draw:fill-color="#ffffff"/>
    </style:style>
    <style:style style:name="T1" style:family="text">
      <style:text-properties fo:color="#0066b3" fo:font-weight="bold" style:font-weight-asian="bold" style:font-weight-complex="bold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0.85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Source System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8.647cm" svg:x="10.28cm" svg:y="0.761cm">
          <text:p text:style-name="P1"/>
          <text:p text:style-name="P1"/>
          <text:p text:style-name="P1"><text:span text:style-name="T1">WriteYourIntegration</text:span></text:p>
          <text:p text:style-name="P1"><text:span text:style-name="T1">HereRoutes.java</text:span></text:p>
          <text:p text:style-name="P1"/>
          <text:p text:style-name="P1"><text:span text:style-name="T2">?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0.76cm">
          <text:p text:style-name="P1"><text:span text:style-name="T1">Target System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318cm" svg:height="2.641cm" svg:x="7.619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361cm" svg:height="2.641cm" svg:x="16.466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742cm" svg:height="5.588cm" svg:x="1.624cm" svg:y="2.594cm">
          <text:p text:style-name="P4">FILE</text:p>
          <text:p text:style-name="P4"/>
          <text:list text:style-name="L1">
            <text:list-item>
              <text:p text:style-name="P4"><text:span text:style-name="T3">target/in-orders</text:span></text:p>
            </text:list-item>
          </text:list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488cm" svg:height="5.588cm" svg:x="21.025cm" svg:y="2.595cm">
          <text:p text:style-name="P4">HTTP</text:p>
          <text:p text:style-name="P4"/>
          <text:list text:style-name="L1">
            <text:list-item>
              <text:p text:style-name="P4"><text:span text:style-name="T3">localhost</text:span></text:p>
            </text:list-item>
            <text:list-item>
              <text:p text:style-name="P4"><text:span text:style-name="T3">8080</text:span></text:p>
            </text:list-item>
            <text:list-item>
              <text:p text:style-name="P4"><text:span text:style-name="T3">out-order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0.85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Source System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8.647cm" svg:x="10.28cm" svg:y="0.761cm">
          <text:p text:style-name="P1"/>
          <text:p text:style-name="P1"/>
          <text:p text:style-name="P1"><text:span text:style-name="T1">WriteYourIntegration</text:span></text:p>
          <text:p text:style-name="P1"><text:span text:style-name="T1">HereRoutes.java</text:span></text:p>
          <text:p text:style-name="P1"/>
          <text:p text:style-name="P1"><text:span text:style-name="T2">?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0.76cm">
          <text:p text:style-name="P1"><text:span text:style-name="T1">Target System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318cm" svg:height="2.641cm" svg:x="7.619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361cm" svg:height="2.641cm" svg:x="16.466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742cm" svg:height="5.588cm" svg:x="1.624cm" svg:y="2.594cm">
          <text:p text:style-name="P4">FILE</text:p>
          <text:p text:style-name="P4"/>
          <text:list text:style-name="L1">
            <text:list-item>
              <text:p text:style-name="P4"><text:span text:style-name="T3">target/in-orders</text:span></text:p>
            </text:list-item>
          </text:list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488cm" svg:height="5.588cm" svg:x="21.025cm" svg:y="2.595cm">
          <text:p text:style-name="P4">FILE</text:p>
          <text:p text:style-name="P4"/>
          <text:list text:style-name="L1">
            <text:list-item>
              <text:p text:style-name="P4"><text:span text:style-name="T4">target/out-orders</text:span></text:p>
              <text:p text:style-name="P4"><text:span text:style-name="T3"/></text:p>
              <text:p text:style-name="P4"><text:span text:style-name="T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0.85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Source System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8.647cm" svg:x="10.28cm" svg:y="0.761cm">
          <text:p text:style-name="P1"/>
          <text:p text:style-name="P1"/>
          <text:p text:style-name="P1"><text:span text:style-name="T1">WriteYourIntegration</text:span></text:p>
          <text:p text:style-name="P1"><text:span text:style-name="T1">HereRoutes.java</text:span></text:p>
          <text:p text:style-name="P1"/>
          <text:p text:style-name="P1"><text:span text:style-name="T2">?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0.76cm">
          <text:p text:style-name="P1"><text:span text:style-name="T1">Target System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318cm" svg:height="2.641cm" svg:x="7.619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361cm" svg:height="2.641cm" svg:x="16.466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742cm" svg:height="5.588cm" svg:x="1.624cm" svg:y="2.594cm">
          <text:p text:style-name="P4">FILE</text:p>
          <text:p text:style-name="P4"/>
          <text:list text:style-name="L1">
            <text:list-item>
              <text:p text:style-name="P4"><text:span text:style-name="T5">target/in-orders-recursive</text:span></text:p>
            </text:list-item>
          </text:list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488cm" svg:height="5.588cm" svg:x="21.025cm" svg:y="2.595cm">
          <text:p text:style-name="P4">FILE</text:p>
          <text:p text:style-name="P4"/>
          <text:list text:style-name="L1">
            <text:list-item>
              <text:p text:style-name="P4"><text:span text:style-name="T4">target/out-orders</text:span></text:p>
              <text:p text:style-name="P4"><text:span text:style-name="T3"/></text:p>
              <text:p text:style-name="P4"><text:span text:style-name="T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0.85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Source System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8.647cm" svg:x="10.28cm" svg:y="0.761cm">
          <text:p text:style-name="P1"/>
          <text:p text:style-name="P1"/>
          <text:p text:style-name="P1"><text:span text:style-name="T1">WriteYourIntegration</text:span></text:p>
          <text:p text:style-name="P1"><text:span text:style-name="T1">HereRoutes.java</text:span></text:p>
          <text:p text:style-name="P1"/>
          <text:p text:style-name="P1"><text:span text:style-name="T2">?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0.76cm">
          <text:p text:style-name="P1"><text:span text:style-name="T1">Target System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318cm" svg:height="2.641cm" svg:x="7.619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361cm" svg:height="2.641cm" svg:x="16.466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742cm" svg:height="5.588cm" svg:x="1.624cm" svg:y="2.594cm">
          <text:p text:style-name="P4">FILE</text:p>
          <text:p text:style-name="P4"/>
          <text:list text:style-name="L1">
            <text:list-item>
              <text:p text:style-name="P4"><text:span text:style-name="T5">target/in-orders-recursive</text:span></text:p>
            </text:list-item>
          </text:list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488cm" svg:height="5.588cm" svg:x="21.025cm" svg:y="2.595cm">
          <text:p text:style-name="P4">ACTIVEMQ</text:p>
          <text:p text:style-name="P4"/>
          <text:list text:style-name="L1">
            <text:list-item>
              <text:p text:style-name="P4"><text:span text:style-name="T6">tcp://localhost:61617</text:span></text:p>
            </text:list-item>
            <text:list-item>
              <text:p text:style-name="P4"><text:span text:style-name="T6">out-orders</text:span></text:p>
              <text:p text:style-name="P4"><text:span text:style-name="T3"/></text:p>
              <text:p text:style-name="P4"><text:span text:style-name="T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Mono" svg:font-family="FreeMono" style:font-family-generic="modern" style:font-pitch="fixed"/>
    <style:font-face style:name="Red Hat Text Light" svg:font-family="'Red Hat Text Light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3cm" presentation:class="title" presentation:placeholder="true">
        <draw:text-box/>
      </draw:frame>
      <draw:frame presentation:style-name="Default-outline1" draw:layer="backgroundobjects" svg:width="25.199cm" svg:height="12.179cm" svg:x="1.399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5cm" svg:y="19.12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2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4T10:26:47.823291511</meta:creation-date>
    <dc:date>2022-03-04T13:29:29.108670424</dc:date>
    <meta:editing-duration>PT2H51M22S</meta:editing-duration>
    <meta:editing-cycles>18</meta:editing-cycles>
    <meta:generator>LibreOffice/5.4.4.2$Linux_X86_64 LibreOffice_project/40$Build-2</meta:generator>
    <meta:document-statistic meta:object-count="57"/>
  </office:meta>
</office:document-meta>
</file>